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84dd" officeooo:paragraph-rsid="000684dd"/>
    </style:style>
    <style:style style:name="P2" style:family="paragraph" style:parent-style-name="Standard">
      <style:text-properties fo:font-weight="bold" officeooo:rsid="000684dd" officeooo:paragraph-rsid="000684dd" style:font-weight-asian="bold" style:font-weight-complex="bold"/>
    </style:style>
    <style:style style:name="P3" style:family="paragraph" style:parent-style-name="Standard">
      <style:text-properties officeooo:rsid="00086a6f" officeooo:paragraph-rsid="00086a6f"/>
    </style:style>
    <style:style style:name="P4" style:family="paragraph" style:parent-style-name="Standard">
      <style:text-properties officeooo:rsid="0008bf59" officeooo:paragraph-rsid="0008bf59"/>
    </style:style>
    <style:style style:name="T1" style:family="text">
      <style:text-properties officeooo:rsid="00086a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LOG</text:p>
      <text:p text:style-name="P1">Els logs dels missatges rebuts de les aplicacions i serveis emmagatzemats en el disc tenen free-form (forma lliure). Normalment, la meta-data que els defineix consta de: la prioritat, timestamp, tag de proces i el PID.</text:p>
      <text:p text:style-name="P1">El format de logs dels missatges és petit, el que fa que siguin versatil, i és alhora el seu principal inconvenient. Com no hi ha una estructura definida, molta informació del missatge es perd en la transformació, és poc entenible per al llenguatge humà.</text:p>
      <text:p text:style-name="P1">Els problemes que genera syslog són:</text:p>
      <text:p text:style-name="P1">1. El missatge no està autenticat. Qualsevol procés local podria fer-se passar per un altre servei com ara Apache, i s'emmagatzemaria en disc.</text:p>
      <text:p text:style-name="P1">2. La estructura de la informació dels logs és lliure, i es necessita que sigui parsejada per a ser entenible per humans (els diferents tipus de missatge i altres parametres).</text:p>
      <text:p text:style-name="P1">3. <text:span text:style-name="T1">Timestamp no acaba de definir concretament algunes especificacions necessàries per a entendre-la sense cap error (exemple: 14:00, pero no de quin horari (Japó, Europa, America...)).</text:span></text:p>
      <text:p text:style-name="P3">4. Syslog és un dels diferents logs del sistema que hi ha al sistema. Hi ha d'altres com ara de kernel, aplicacions especifiques, et.c.</text:p>
      <text:p text:style-name="P3">5. Llegir els logs del fitxer és simple, pero no eficient. Es requereix certes operacions complexes.</text:p>
      <text:p text:style-name="P3">6. Protocol de xarxa de syslog és simple, però limitat.</text:p>
      <text:p text:style-name="P3">7. Es poden manipular els fitxers de logs per atacants, i poden ocultar la seva activitat als administradors.</text:p>
      <text:p text:style-name="P3">8. No hi ha control d'acces. Qualsevol podria entrar als fitxers de logs a menys que l'administrador ho defineixi de diferent manera mitjançant un script.</text:p>
      <text:p text:style-name="P3">9. Manca meta data (les entrades del log) i altres bits d'informació, com el nom del servei, monotonic timestamps.</text:p>
      <text:p text:style-name="P3">10. Es permet la rotació de fitxers pero hi ha perill d'atacs a l'hora de realitzar-se.</text:p>
      <text:p text:style-name="P3">11. Els limits estan disponibles en algunes implementacions, però, generalment no sempre té en compte l'ús de disc o l'assignació de servei, que és recomanable.</text:p>
      <text:p text:style-name="P3">12. Es poden comprimir logs com a conseqüència de la rotació, però pot tenir efectes negatius en les operacions de logs.</text:p>
      <text:p text:style-name="P3">13. No permet enregistrar l'arrancada i aturada del sistema, tot i que hi ha altres millores recents que si ho permeten.</text:p>
      <text:p text:style-name="P3">14. No es pot enregistrar data binaria, de vegades essencial.</text:p>
      <text:p text:style-name="P3"/>
      <text:p text:style-name="P4">JOUR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10T12:04:38.933521877</meta:creation-date>
    <dc:date>2016-05-10T12:54:13.291247313</dc:date>
    <dc:creator>isx53866409 </dc:creator>
    <meta:editing-duration>PT19M24S</meta:editing-duration>
    <meta:editing-cycles>1</meta:editing-cycles>
    <meta:document-statistic meta:table-count="0" meta:image-count="0" meta:object-count="0" meta:page-count="1" meta:paragraph-count="19" meta:word-count="371" meta:character-count="2237" meta:non-whitespace-character-count="1885"/>
    <meta:generator>LibreOffice/4.2.8.2$Linux_X86_64 LibreOffice_project/420$Build-2</meta:generator>
  </office:meta>
</office:document-meta>
</file>